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71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1.9028in"/>
    </style:style>
    <style:style style:name="co4" style:family="table-column">
      <style:table-column-properties fo:break-before="auto" style:column-width="10.6209in"/>
    </style:style>
    <style:style style:name="co5" style:family="table-column">
      <style:table-column-properties fo:break-before="auto" style:column-width="0.4492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Simulacao gerada em</text:p>
          </table:table-cell>
          <table:table-cell office:value-type="string">
            <text:p>2014-11-18 02:02:42.8490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Grafo WG59: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a) Sementes utilizadas: [5, 21, 2]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5 = 8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5, 15, 16, 22, 30, 35, 40, 41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21 = 11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21, 1, 3, 55, 8, 9, 24, 26, 36, 37, 51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2 = 40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2, 0, 31, 29, 44, 48, 4, 43, 58, 6, 54, 7, 10, 32, 11, 19, 12, 13, 39, 14, 27, 52, 17, 45, 53, 18, 38, 20, 50, 23, 25, 33, 28, 34, 42, 46, 47, 49, 56, 57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>
            <text:p>Vertice</text:p>
          </table:table-cell>
          <table:table-cell office:value-type="string">
            <text:p>Label</text:p>
          </table:table-cell>
          <table:table-cell office:value-type="string">
            <text:p>Pi</text:p>
          </table:table-cell>
          <table:table-cell office:value-type="string">
            <text:p>Lambda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string">
            <text:p>Augsburg</text:p>
          </table:table-cell>
          <table:table-cell office:value-type="float" office:value="31">
            <text:p>3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Bielefeld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Bochum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Bremen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Darmstadt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Essen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Freiburg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Giessen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Hamburg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Hannover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Heilbronn</text:p>
          </table:table-cell>
          <table:table-cell office:value-type="float" office:value="32">
            <text:p>3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Kaiserslautern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Karlsruhe</text:p>
          </table:table-cell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Kassel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Kempten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Koblenz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Koeln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Landshut</text:p>
          </table:table-cell>
          <table:table-cell office:value-type="float" office:value="45">
            <text:p>4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Lichtenfels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Mainz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Muenchen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string">
            <text:p>Muenster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string">
            <text:p>Neus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string">
            <text:p>Nuernburg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string">
            <text:p>Oldenburg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string">
            <text:p>Regensburg</text:p>
          </table:table-cell>
          <table:table-cell office:value-type="float" office:value="33">
            <text:p>3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Rendsburg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string">
            <text:p>Stuttgart</text:p>
          </table:table-cell>
          <table:table-cell office:value-type="float" office:value="52">
            <text:p>5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Ulm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string">
            <text:p>Wuerzburg</text:p>
          </table:table-cell>
          <table:table-cell office:value-type="float" office:value="44">
            <text:p>4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string">
            <text:p>Aachen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string">
            <text:p>Ansbach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string">
            <text:p>Aschaffenburg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string">
            <text:p>Bamberg</text:p>
          </table:table-cell>
          <table:table-cell office:value-type="float" office:value="44">
            <text:p>4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string">
            <text:p>Bayreuth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string">
            <text:p>Bonn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string">
            <text:p>Braunschweig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string">
            <text:p>Bremen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string">
            <text:p>Coburg</text:p>
          </table:table-cell>
          <table:table-cell office:value-type="float" office:value="44">
            <text:p>4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string">
            <text:p>Dortmun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string">
            <text:p>Duesseldor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string">
            <text:p>Duisburg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string">
            <text:p>Erlangen</text:p>
          </table:table-cell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string">
            <text:p>Frankfurt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string">
            <text:p>Fulda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string">
            <text:p>Fuerth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string">
            <text:p>Gelsen-Kirch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string">
            <text:p>Gummersburg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string">
            <text:p>Hage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string">
            <text:p>Hersbruck</text:p>
          </table:table-cell>
          <table:table-cell office:value-type="float" office:value="53">
            <text:p>5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string">
            <text:p>Ingolstadt</text:p>
          </table:table-cell>
          <table:table-cell office:value-type="float" office:value="58">
            <text:p>5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string">
            <text:p>Kiel</text:p>
          </table:table-cell>
          <table:table-cell office:value-type="float" office:value="55">
            <text:p>5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string">
            <text:p>Mannheim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string">
            <text:p>Marburg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string">
            <text:p>Offenburg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string">
            <text:p>Osnabrueck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string">
            <text:p>Reutlingen</text:p>
          </table:table-cell>
          <table:table-cell office:value-type="float" office:value="58">
            <text:p>5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string">
            <text:p>Saarbruecken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string">
            <text:p>Siegen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b) Sementes utilizadas: [14, 0, 27]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14 = 1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14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0 = 14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0, 17, 18, 23, 50, 20, 25, 28, 31, 33, 34, 42, 45, 49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27 = 44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27, 1, 13, 44, 29, 2, 48, 58, 19, 52, 3, 55, 53, 32, 4, 5, 16, 15, 6, 7, 8, 9, 10, 11, 12, 21, 39, 22, 35, 24, 26, 30, 36, 37, 38, 40, 41, 43, 46, 47, 51, 54, 56, 57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>
            <text:p>Vertice</text:p>
          </table:table-cell>
          <table:table-cell office:value-type="string">
            <text:p>Label</text:p>
          </table:table-cell>
          <table:table-cell office:value-type="string">
            <text:p>Pi</text:p>
          </table:table-cell>
          <table:table-cell office:value-type="string">
            <text:p>Lambda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string">
            <text:p>Augsburg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Bielefeld</text:p>
          </table:table-cell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Bochum</text:p>
          </table:table-cell>
          <table:table-cell office:value-type="float" office:value="48">
            <text:p>4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Bremen</text:p>
          </table:table-cell>
          <table:table-cell office:value-type="float" office:value="55">
            <text:p>5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Darmstadt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Essen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Freiburg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Giessen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Hamburg</text:p>
          </table:table-cell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Hannover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Heilbronn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Kaiserslautern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Karlsruhe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Kassel</text:p>
          </table:table-cell>
          <table:table-cell office:value-type="float" office:value="44">
            <text:p>4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Kempten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Koblenz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Koeln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Landshut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Lichtenfels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Mainz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Muenche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string">
            <text:p>Muenster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string">
            <text:p>Neuss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string">
            <text:p>Nuernburg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string">
            <text:p>Oldenburg</text:p>
          </table:table-cell>
          <table:table-cell office:value-type="float" office:value="55">
            <text:p>5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string">
            <text:p>Regensburg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Rendsburg</text:p>
          </table:table-cell>
          <table:table-cell office:value-type="float" office:value="8">
            <text:p>8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string">
            <text:p>Stuttgart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Ulm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string">
            <text:p>Wuerzburg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string">
            <text:p>Aachen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string">
            <text:p>Ansbach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string">
            <text:p>Aschaffenburg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string">
            <text:p>Bamberg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string">
            <text:p>Bayreuth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string">
            <text:p>Bonn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string">
            <text:p>Braunschweig</text:p>
          </table:table-cell>
          <table:table-cell office:value-type="float" office:value="44">
            <text:p>4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string">
            <text:p>Bremen</text:p>
          </table:table-cell>
          <table:table-cell office:value-type="float" office:value="55">
            <text:p>5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string">
            <text:p>Coburg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string">
            <text:p>Dortmund</text:p>
          </table:table-cell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string">
            <text:p>Duesseldorf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string">
            <text:p>Duisburg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string">
            <text:p>Erlangen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string">
            <text:p>Frankfurt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string">
            <text:p>Fulda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string">
            <text:p>Fuerth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string">
            <text:p>Gelsen-Kirchen</text:p>
          </table:table-cell>
          <table:table-cell office:value-type="float" office:value="47">
            <text:p>4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string">
            <text:p>Gummersburg</text:p>
          </table:table-cell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string">
            <text:p>Hagen</text:p>
          </table:table-cell>
          <table:table-cell office:value-type="float" office:value="58">
            <text:p>5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string">
            <text:p>Hersbruck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string">
            <text:p>Ingolstad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string">
            <text:p>Kiel</text:p>
          </table:table-cell>
          <table:table-cell office:value-type="float" office:value="53">
            <text:p>5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string">
            <text:p>Mannheim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string">
            <text:p>Marburg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string">
            <text:p>Offenburg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string">
            <text:p>Osnabrueck</text:p>
          </table:table-cell>
          <table:table-cell office:value-type="float" office:value="53">
            <text:p>5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string">
            <text:p>Reutlingen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string">
            <text:p>Saarbruecken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string">
            <text:p>Siegen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11/18/2014</text:date>, <text:time>04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8T04:46:05.74</dc:date>
    <dc:creator>Thales Menato</dc:creator>
    <meta:document-statistic meta:table-count="1" meta:cell-count="497" meta:object-count="0"/>
    <meta:generator>OpenOffice/4.1.1$Win32 OpenOffice.org_project/411m6$Build-9775</meta:generator>
  </office:meta>
</office:document-meta>
</file>